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1" svg:font-family="Sans, sans-serif"/>
    <style:font-face style:name="monospace" svg:font-family="monospace"/>
    <style:font-face style:name="sans-serif" svg:font-family="sans-serif"/>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ans" fo:font-size="16pt" fo:font-weight="bold" officeooo:rsid="00167e72" officeooo:paragraph-rsid="00167e72"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Sans" fo:font-size="24pt" fo:font-weight="bold" officeooo:rsid="0010eb1a" officeooo:paragraph-rsid="0011c44e"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Sans" fo:font-size="16pt" fo:font-weight="bold" officeooo:rsid="001187c0" officeooo:paragraph-rsid="001187c0"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Sans" fo:font-size="16pt" fo:font-weight="bold" officeooo:rsid="00167e72" officeooo:paragraph-rsid="00167e72"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Sans" fo:font-size="16pt" fo:font-weight="bold" officeooo:rsid="0018e4a6" officeooo:paragraph-rsid="0018e4a6"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Sans" fo:font-size="16pt" fo:font-weight="bold" officeooo:rsid="0010eb1a" officeooo:paragraph-rsid="0010eb1a"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Sans" fo:font-size="16pt" fo:font-weight="bold" officeooo:rsid="001981ce" officeooo:paragraph-rsid="001981ce"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Sans" fo:font-size="16pt" fo:font-weight="bold" officeooo:rsid="001c0b85" officeooo:paragraph-rsid="001c0b85"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Sans" fo:font-size="16pt" fo:font-weight="bold" officeooo:rsid="00203e99" officeooo:paragraph-rsid="00203e99"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Sans" fo:font-size="16pt" fo:font-weight="normal" officeooo:rsid="001f9c93" officeooo:paragraph-rsid="001f9c93"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Sans" fo:font-size="16pt" fo:font-weight="normal" officeooo:rsid="001c0b85" officeooo:paragraph-rsid="001c0b85"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Sans" fo:font-size="16pt" fo:font-weight="normal" officeooo:rsid="0021e96d" officeooo:paragraph-rsid="0021e96d"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Sans" fo:font-size="16pt" fo:font-weight="normal" officeooo:rsid="0021e96d" officeooo:paragraph-rsid="002324f1"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style:font-name="Sans" fo:font-size="14pt" fo:font-weight="bold" officeooo:rsid="001187c0" officeooo:paragraph-rsid="001187c0" style:font-size-asian="14pt" style:font-weight-asian="bold" style:font-size-complex="14pt" style:font-weight-complex="bold"/>
    </style:style>
    <style:style style:name="P15" style:family="paragraph" style:parent-style-name="Standard">
      <style:text-properties style:font-name="Sans" fo:font-size="12pt"/>
    </style:style>
    <style:style style:name="P16" style:family="paragraph" style:parent-style-name="Standard">
      <style:paragraph-properties fo:text-align="start" style:justify-single-word="false"/>
      <style:text-properties style:font-name="Sans" fo:font-size="12pt" fo:font-weight="normal" officeooo:rsid="00139f4c" officeooo:paragraph-rsid="00139f4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Sans" fo:font-size="12pt" fo:font-weight="normal" officeooo:rsid="00139f4c" officeooo:paragraph-rsid="0017f05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Sans" fo:font-size="12pt" fo:font-weight="normal" officeooo:rsid="00139f4c" officeooo:paragraph-rsid="0014665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Sans" fo:font-size="12pt" fo:font-weight="normal" officeooo:rsid="001187c0" officeooo:paragraph-rsid="001187c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Sans" fo:font-size="12pt" fo:font-weight="normal" officeooo:rsid="00167e72" officeooo:paragraph-rsid="00167e7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Sans" fo:font-size="12pt" fo:font-weight="normal" officeooo:rsid="001c0b85" officeooo:paragraph-rsid="001c0b8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Sans" fo:font-size="12pt" fo:font-weight="normal" officeooo:rsid="001f9c93" officeooo:paragraph-rsid="001f9c9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Sans" fo:font-size="12pt" fo:font-weight="normal" officeooo:rsid="0021e96d" officeooo:paragraph-rsid="0021e96d"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Sans" fo:font-size="12pt" fo:font-weight="normal" officeooo:rsid="001cd6a9" officeooo:paragraph-rsid="001cd6a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Sans" fo:font-size="12pt" fo:font-weight="bold" officeooo:rsid="00139f4c" officeooo:paragraph-rsid="00167e72"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Sans" fo:font-size="12pt" fo:font-weight="bold" officeooo:rsid="001c0b85" officeooo:paragraph-rsid="001e5959"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Sans" fo:font-size="12pt" fo:font-weight="bold" officeooo:rsid="001c0b85" officeooo:paragraph-rsid="001c0b85"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Sans" fo:font-size="12pt" fo:font-weight="bold" officeooo:rsid="001c0b85" officeooo:paragraph-rsid="001f9c93"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Sans" fo:font-size="12pt" officeooo:paragraph-rsid="001f9c93"/>
    </style:style>
    <style:style style:name="P30" style:family="paragraph" style:parent-style-name="Standard">
      <style:paragraph-properties fo:text-align="start" style:justify-single-word="false"/>
      <style:text-properties style:font-name="Sans" fo:font-size="12pt" officeooo:paragraph-rsid="0021e96d"/>
    </style:style>
    <style:style style:name="P31" style:family="paragraph" style:parent-style-name="Standard">
      <style:paragraph-properties fo:text-align="center" style:justify-single-word="false"/>
      <style:text-properties fo:color="#111111" style:font-name="Sans" fo:font-size="16pt" fo:font-weight="bold" officeooo:rsid="0011fb74" officeooo:paragraph-rsid="0011fb74" style:font-size-asian="16pt" style:font-weight-asian="bold" style:font-size-complex="16pt" style:font-weight-complex="bold"/>
    </style:style>
    <style:style style:name="P32" style:family="paragraph" style:parent-style-name="Standard">
      <style:paragraph-properties fo:text-align="start" style:justify-single-word="false"/>
      <style:text-properties fo:color="#111111" style:font-name="Sans" fo:font-size="14pt" fo:font-weight="normal" officeooo:rsid="0011fb74" officeooo:paragraph-rsid="0011fb74" style:font-size-asian="14pt" style:font-weight-asian="normal" style:font-size-complex="14pt" style:font-weight-complex="normal"/>
    </style:style>
    <style:style style:name="T1" style:family="text">
      <style:text-properties officeooo:rsid="0011c44e"/>
    </style:style>
    <style:style style:name="T2" style:family="text">
      <style:text-properties officeooo:rsid="00139f4c"/>
    </style:style>
    <style:style style:name="T3" style:family="text">
      <style:text-properties fo:font-weight="bold" style:font-weight-asian="bold" style:font-weight-complex="bold"/>
    </style:style>
    <style:style style:name="T4" style:family="text">
      <style:text-properties fo:font-weight="bold" officeooo:rsid="001585dc" style:font-weight-asian="bold" style:font-weight-complex="bold"/>
    </style:style>
    <style:style style:name="T5" style:family="text">
      <style:text-properties officeooo:rsid="001585dc"/>
    </style:style>
    <style:style style:name="T6" style:family="text">
      <style:text-properties officeooo:rsid="00167e72"/>
    </style:style>
    <style:style style:name="T7" style:family="text">
      <style:text-properties officeooo:rsid="0017f054"/>
    </style:style>
    <style:style style:name="T8" style:family="text">
      <style:text-properties style:font-name="Sans1"/>
    </style:style>
    <style:style style:name="T9" style:family="text">
      <style:text-properties officeooo:rsid="001cd6a9"/>
    </style:style>
    <style:style style:name="T10" style:family="text">
      <style:text-properties officeooo:rsid="001e5959"/>
    </style:style>
    <style:style style:name="T11" style:family="text">
      <style:text-properties fo:font-weight="normal" style:font-weight-asian="normal" style:font-weight-complex="normal"/>
    </style:style>
    <style:style style:name="T12" style:family="text">
      <style:text-properties fo:font-weight="normal" officeooo:rsid="001e5959" style:font-weight-asian="normal" style:font-weight-complex="normal"/>
    </style:style>
    <style:style style:name="T13" style:family="text">
      <style:text-properties fo:font-weight="normal" officeooo:rsid="001f9c93" style:font-weight-asian="normal" style:font-weight-complex="normal"/>
    </style:style>
    <style:style style:name="T14" style:family="text">
      <style:text-properties fo:font-weight="normal" officeooo:rsid="001f9c93" style:font-size-asian="12pt" style:font-weight-asian="normal" style:font-size-complex="12pt" style:font-weight-complex="normal"/>
    </style:style>
    <style:style style:name="T15" style:family="text">
      <style:text-properties fo:font-weight="normal" officeooo:rsid="0021e96d" style:font-size-asian="12pt" style:font-weight-asian="normal" style:font-size-complex="12pt" style:font-weight-complex="normal"/>
    </style:style>
    <style:style style:name="T16" style:family="text">
      <style:text-properties fo:font-weight="normal" officeooo:rsid="002217c1" style:font-size-asian="12pt" style:font-weight-asian="normal" style:font-size-complex="12pt" style:font-weight-complex="normal"/>
    </style:style>
    <style:style style:name="T17" style:family="text">
      <style:text-properties officeooo:rsid="001f9c93"/>
    </style:style>
    <style:style style:name="T18" style:family="text">
      <style:text-properties style:font-name="monospace"/>
    </style:style>
    <style:style style:name="T19" style:family="text">
      <style:text-properties style:font-name="monospace" fo:font-size="11.25pt"/>
    </style:style>
    <style:style style:name="T20" style:family="text">
      <style:text-properties style:font-name="monospace" fo:font-size="11.25pt" officeooo:rsid="002324f1"/>
    </style:style>
    <style:style style:name="T21" style:family="text">
      <style:text-properties style:font-name="monospace" officeooo:rsid="002324f1"/>
    </style:style>
    <style:style style:name="T22" style:family="text">
      <style:text-properties officeooo:rsid="002217c1"/>
    </style:style>
    <style:style style:name="T23" style:family="text">
      <style:text-properties officeooo:rsid="002324f1"/>
    </style:style>
    <style:style style:name="T24" style:family="text">
      <style:text-properties fo:font-size="11.25pt"/>
    </style:style>
    <style:style style:name="T25" style:family="text">
      <style:text-properties style:font-name="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rque 3D </text:p>
      <text:p text:style-name="P2">collaborative manual <text:span text:style-name="T1">&amp;/or F.A.Q.</text:span> </text:p>
      <text:p text:style-name="P3">Started by JDC</text:p>
      <text:p text:style-name="P14">Saint Software</text:p>
      <text:p text:style-name="P1"><text:a xlink:type="simple" xlink:href="mailto:eva.project.dev@gmail.com" text:style-name="Internet_20_link" text:visited-style-name="Visited_20_Internet_20_Link"><text:span text:style-name="T25">eva.project.dev@gmail.com</text:span></text:a></text:p>
      <text:p text:style-name="P1">skype: saint.software</text:p>
      <text:p text:style-name="P5"><text:s/>Libre Office</text:p>
      <text:p text:style-name="P6"/>
      <text:p text:style-name="P31">Instructions </text:p>
      <text:p text:style-name="P31"/>
      <text:p text:style-name="P32">Helpers <text:span text:style-name="T2">or</text:span> developers. If you <text:span text:style-name="T2">have </text:span>any relevant information on how the engine works please <text:span text:style-name="T2">s</text:span>e<text:span text:style-name="T2">nd</text:span> your updates <text:span text:style-name="T2">to the email to be included in the main file. The current FAQ if very limited on how the engine works. Include step by step and path to files when possible.</text:span></text:p>
      <text:p text:style-name="P6"/>
      <text:p text:style-name="P6"/>
      <text:p text:style-name="P7">FAQ</text:p>
      <text:p text:style-name="P6"/>
      <text:p text:style-name="P14">How do <text:span text:style-name="T1">I</text:span> change the main menu background color ?</text:p>
      <text:p text:style-name="P14"/>
      <text:p text:style-name="P16"><text:span text:style-name="T3">File :</text:span> Art/Gui/mainMenuGui.gui </text:p>
      <text:p text:style-name="P16"/>
      <text:p text:style-name="P17"><text:s/>Some settings are at this file, but it inherit from a profile. loads profile templ<text:span text:style-name="T7">ate</text:span>, whis is a played to? <text:span text:style-name="T6">It seems to all the menus...</text:span></text:p>
      <text:p text:style-name="P16"/>
      <text:p text:style-name="P16"><text:span text:style-name="T3">Line Code : </text:span>11 - profile = "GuiDefaultProfile";</text:p>
      <text:p text:style-name="P19"/>
      <text:p text:style-name="P19">---------------------------------------------</text:p>
      <text:p text:style-name="P19"/>
      <text:p text:style-name="P18"><text:span text:style-name="T3">File</text:span><text:span text:style-name="T4"> </text:span><text:span text:style-name="T3">:</text:span> <text:span text:style-name="T5">Core</text:span>/Gui/<text:span text:style-name="T5">profiles</text:span>.<text:span text:style-name="T5">cs</text:span> </text:p>
      <text:p text:style-name="P19"/>
      <text:p text:style-name="P19">… <text:span text:style-name="T6">(Comments) ...</text:span></text:p>
      <text:p text:style-name="P19"/>
      <text:p text:style-name="P25">Line Code :</text:p>
      <text:p text:style-name="P25"/>
      <text:p text:style-name="P20"><text:s text:c="3"/>// fill color</text:p>
      <text:p text:style-name="P20"><text:s text:c="3"/></text:p>
      <text:p text:style-name="P20"><text:s text:c="3"/>opaque = true;</text:p>
      <text:p text:style-name="P20"><text:s text:c="3"/>fillColor = "0 0 0";</text:p>
      <text:p text:style-name="P20"><text:s text:c="3"/>fillColorHL ="228 228 235";</text:p>
      <text:p text:style-name="P20"><text:s text:c="3"/>fillColorSEL = "98 100 137";</text:p>
      <text:p text:style-name="P20"><text:s text:c="3"/>fillColorNA = "255 255 255 ";</text:p>
      <text:p text:style-name="P20"/>
      <text:p text:style-name="P20"/>
      <text:p text:style-name="P20"/>
      <text:p text:style-name="P7"><text:soft-page-break/>Tutorials <text:span text:style-name="T9">&amp; Introductions</text:span></text:p>
      <text:p text:style-name="P7"/>
      <text:p text:style-name="P10">Objects</text:p>
      <text:p text:style-name="P7"/>
      <text:p text:style-name="P24">In Torque there is 2 types of objects normal object and data block object.</text:p>
      <text:p text:style-name="P7"/>
      <text:p text:style-name="P26">DataBlocks <text:span text:style-name="T10">Object </text:span>: <text:span text:style-name="T12">Is a object that stays constant which means more or less the same to preserve memory. Used for things that doe not need to be edit lather when the game is lunched.</text:span></text:p>
      <text:p text:style-name="P26"/>
      <text:p text:style-name="P26"><text:span text:style-name="T10">Normal Object :</text:span> <text:span text:style-name="T12">Work as a object derivated from a scripted Class but it can be edited afther the game lunched, consumes more memory but it may be needed.</text:span></text:p>
      <text:p text:style-name="P11"/>
      <text:p text:style-name="P10">Variables</text:p>
      <text:p text:style-name="P8"/>
      <text:p text:style-name="P27"><text:span text:style-name="T17">Global :</text:span><text:span text:style-name="T13"> $</text:span><text:span text:style-name="T11">object = MyGroup-&gt;name2; <text:s/></text:span><text:span text:style-name="T13">A variable that can be access inside and outside the scoop which is the context of the script.</text:span></text:p>
      <text:p text:style-name="P21"/>
      <text:p text:style-name="P28"><text:span text:style-name="T17">Local</text:span><text:span text:style-name="T13"> </text:span><text:span text:style-name="T17">:</text:span><text:span text:style-name="T13"> </text:span><text:span text:style-name="T11">%object = MyGroup-&gt;name2; <text:s/>// </text:span><text:span text:style-name="T13">when the function or scoop if finished it is destroyed or unloaded to release memory.</text:span></text:p>
      <text:p text:style-name="P22"/>
      <text:p text:style-name="P22"/>
      <text:p text:style-name="P9">Singleton</text:p>
      <text:p text:style-name="P22"/>
      <text:p text:style-name="P29"><text:span text:style-name="T14">A </text:span>singleton is a <text:span text:style-name="T24">SimObject </text:span>instance that we only ever want one instance of. Typically we use singletons for shader objects, materials, and some audio objects. In this recipe we will learn how to create an object as a singleton.</text:p>
      <text:p text:style-name="P22"/>
      <text:p text:style-name="P22"/>
      <text:p text:style-name="P12">Torque Script</text:p>
      <text:p text:style-name="P23"/>
      <text:p text:style-name="P30"><text:span text:style-name="T15">All TorqueScript files have a</text:span><text:span text:style-name="T24">.cs </text:span>extension. These files may be edited with a standard </text:p>
      <text:p text:style-name="P15">text editor, or a program such as Torsion, which was made for working with TorqueScript. </text:p>
      <text:p text:style-name="P15">TorqueScript files may also be precompiled into <text:span text:style-name="T24">.dso </text:span>files. This is a binary representation of the TorqueScript code, and prevents others from modifying it. Very often a game will ship with only the precompiled <text:span text:style-name="T24">.dso </text:span>files</text:p>
      <text:p text:style-name="P23"/>
      <text:p text:style-name="P13">SimSet <text:span text:style-name="T23">&amp; SimGroup</text:span></text:p>
      <text:p text:style-name="P23"/>
      <text:p text:style-name="P30"><text:span text:style-name="T16">T</text:span><text:span text:style-name="T15">he <text:s/></text:span><text:span text:style-name="T24">SimSet </text:span>and <text:s/><text:span text:style-name="T24">SimGroup </text:span>classes hold collections of game objects, also known as </text:p>
      <text:p text:style-name="P15">SimObject (the base class of nearly every object in Torque 3D). In this recipe we will iterate through a collection of objects in order to perform some operation on them.</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1" svg:font-family="Sans, sans-serif"/>
    <style:font-face style:name="monospace" svg:font-family="monospace"/>
    <style:font-face style:name="sans-serif" svg:font-family="sans-serif"/>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21:49:50.618000000</meta:creation-date>
    <dc:date>2015-07-31T18:52:32.249000000</dc:date>
    <meta:editing-duration>PT2H39M14S</meta:editing-duration>
    <meta:editing-cycles>19</meta:editing-cycles>
    <meta:generator>LibreOffice/4.4.4.3$Windows_x86 LibreOffice_project/2c39ebcf046445232b798108aa8a7e7d89552ea8</meta:generator>
    <meta:document-statistic meta:table-count="0" meta:image-count="0" meta:object-count="0" meta:page-count="2" meta:paragraph-count="42" meta:word-count="431" meta:character-count="2544" meta:non-whitespace-character-count="2119"/>
  </office:meta>
</office:document-meta>
</file>